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P2.1 Program to input values into an array and display them*/</text:p>
      <text:p text:style-name="P1">/*P2.2 Program to find the largest and smallest number in an array*/</text:p>
      <text:p text:style-name="P1">/*P2.3 <text:s/>Program to reverse the elements of an array*/</text:p>
      <text:p text:style-name="P1">/* P2.4 Program to pass array elements to a function */</text:p>
      <text:p text:style-name="P1">/*P2.5 <text:s/>Program to pass an array to a function*/ <text:s text:c="2"/></text:p>
      <text:p text:style-name="P1">/*P2.6 Program to input and display a matrix*/</text:p>
      <text:p text:style-name="P1">/* P2.7 Program for addition of two matrices.*/</text:p>
      <text:p text:style-name="P1">/*P2.8 <text:s/>Program for multiplication of two matrices*/</text:p>
      <text:p text:style-name="P1">/*P2.9 Program to dereference pointer variables*/</text:p>
      <text:p text:style-name="P1">/*P2.10 Program to understand pointer to pointer*/</text:p>
      <text:p text:style-name="P1">/*P2.11 Program to print the value and address of the elements of an array */</text:p>
      <text:p text:style-name="P1">/*P2.12 Program to print the value and address of elements of an array using pointer notation*/</text:p>
      <text:p text:style-name="P1">/*P2.13 <text:s/>Call by value*/</text:p>
      <text:p text:style-name="P1">/*P2.14 Call by reference*/</text:p>
      <text:p text:style-name="P1">/*P2.15 Program to show how to return more than one value from a function using call by reference*/</text:p>
      <text:p text:style-name="P1">/*P2.16 Program to show a function that returns pointer*/</text:p>
      <text:p text:style-name="P1">/*P2.17 Program to show that changes to the array made inside the function affect the original array */</text:p>
      <text:p text:style-name="P1">/*P2.18 <text:s/>When an array is passed to a function, the receiving argument is declared as a pointer */</text:p>
      <text:p text:style-name="P1">/*P2.19 Array of pointers */</text:p>
      <text:p text:style-name="P1">/*P2.20 Program to understand dynamic allocation of memory*/</text:p>
      <text:p text:style-name="P1"><text:soft-page-break/>/*P2.21 Program to understand the use of realloc() function*/</text:p>
      <text:p text:style-name="P1">/*P2.22 Program to display the values of structure members*/</text:p>
      <text:p text:style-name="P1">/*P2.23 Program to assign a structure variable to another structure variable*/</text:p>
      <text:p text:style-name="P1">/*P2.24 Program to understand array of structures*/</text:p>
      <text:p text:style-name="P1">/*P2.25 Program to understand arrays within structures*/</text:p>
      <text:p text:style-name="P1">/*P2.26 Program to understand pointers to structures*/</text:p>
      <text:p text:style-name="P1">/*P2.27 Program to understand how structure members are sent to a function */</text:p>
      <text:p text:style-name="P1">/*P2.28 Program to understand how a structure variable is sent to a function */</text:p>
      <text:p text:style-name="P1">/*P2.29 Program to understand how a pointer to structure variable is sent to a function */</text:p>
      <text:p text:style-name="P1">/*P2.30 Program to understand how a structure variable is returned from a function */</text:p>
      <text:p text:style-name="P1">/*P2.31 Program to understand how a pointer to structure is returned from a function */</text:p>
      <text:p text:style-name="P1">/*P2.32 Program to understand how an array of structures is sent to a function 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23:46:38.748206112</meta:creation-date>
    <dc:date>2020-03-19T23:56:06.867237786</dc:date>
    <meta:editing-duration>PT9M32S</meta:editing-duration>
    <meta:editing-cycles>1</meta:editing-cycles>
    <meta:document-statistic meta:table-count="0" meta:image-count="0" meta:object-count="0" meta:page-count="2" meta:paragraph-count="32" meta:word-count="340" meta:character-count="2061" meta:non-whitespace-character-count="1745"/>
    <meta:generator>LibreOffice/6.0.7.3$Linux_X86_64 LibreOffice_project/00m0$Build-3</meta:generator>
  </office:meta>
</office:document-meta>
</file>